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Assignment Algorithm ChekLeap</text:p>
      <text:p text:style-name="Normal">Group members</text:p>
      <text:p text:style-name="Normal">- Franklin Musyoka 111002</text:p>
      <text:p text:style-name="Normal">- Kathembo Tsongo 112721</text:p>
      <text:p text:style-name="Normal">-<text:s/>Sammy<text:s/>Mokaya<text:s/>132049</text:p>
      <text:p text:style-name="Normal">-<text:s/>Natasha Avuka<text:s/>134167</text:p>
      <text:p text:style-name="Normal"><text:span text:style-name="T2">Algorithm</text:span></text:p>
      <text:p text:style-name="Normal">1.<text:tab/>Start</text:p>
      <text:p text:style-name="Normal">2.<text:tab/>Develop the function CheckLeap with the parameter year</text:p>
      <text:p text:style-name="Normal">3.<text:tab/>Declare the variable leap<text:tab/></text:p>
      <text:p text:style-name="Normal">4.<text:tab/>If the parameter year module 4 equals to 0<text:tab/></text:p>
      <text:p text:style-name="Normal">5.<text:tab/>Then Display boolean true;</text:p>
      <text:p text:style-name="Normal">6.<text:tab/>Else</text:p>
      <text:p text:style-name="Normal">7.<text:tab/>The display boolean false</text:p>
      <text:p text:style-name="Normal">8.<text:tab/>return the variable leap.</text:p>
      <text:p text:style-name="Normal">9.<text:tab/>Develop the main function</text:p>
      <text:p text:style-name="Normal">10.<text:tab/>Declare the variable leap</text:p>
      <text:p text:style-name="Normal">11.<text:tab/>Prompt the user to enter the year he wants to check</text:p>
      <text:p text:style-name="Normal">12.<text:tab/>Read the year from the user</text:p>
      <text:p text:style-name="Normal">13.<text:tab/>Call for the CheckLeap function</text:p>
      <text:p text:style-name="Normal">14.<text:tab/>Return 0</text:p>
      <text:p text:style-name="Normal">15.<text:tab/>End</text:p>
      <text:p text:style-name="Normal"/>
      <text:p text:style-name="Normal"><text:span text:style-name="T3">Codes in c++</text:span></text:p>
      <text:p text:style-name="Normal">#include &lt;iostream&gt;</text:p>
      <text:p text:style-name="Normal">using namespace std;</text:p>
      <text:p text:style-name="Normal"/>
      <text:p text:style-name="Normal"/>
      <text:p text:style-name="Normal">bool checkLeap(int num){</text:p>
      <text:soft-page-break/>
      <text:p text:style-name="Normal"><text:tab/></text:p>
      <text:p text:style-name="Normal"><text:tab/>bool leap;</text:p>
      <text:p text:style-name="Normal"><text:tab/></text:p>
      <text:p text:style-name="Normal"><text:tab/>if(num % 4 == 0)</text:p>
      <text:p text:style-name="Normal"><text:tab/></text:p>
      <text:p text:style-name="Normal"><text:tab/><text:tab/>cout&lt;&lt;"true";</text:p>
      <text:p text:style-name="Normal"/>
      <text:p text:style-name="Normal"><text:tab/>else</text:p>
      <text:p text:style-name="Normal"><text:tab/><text:tab/></text:p>
      <text:p text:style-name="Normal"><text:tab/><text:tab/>cout&lt;&lt;"false";</text:p>
      <text:p text:style-name="Normal"><text:tab/>return leap;</text:p>
      <text:p text:style-name="Normal">}</text:p>
      <text:p text:style-name="Normal"/>
      <text:p text:style-name="Normal"/>
      <text:p text:style-name="Normal">int main() {</text:p>
      <text:p text:style-name="Normal"/>
      <text:p text:style-name="Normal"><text:tab/>int leap;</text:p>
      <text:p text:style-name="Normal"/>
      <text:p text:style-name="Normal"><text:tab/>cout&lt;&lt;"Enter the year you want to check: "&lt;&lt;endl;</text:p>
      <text:p text:style-name="Normal"><text:tab/></text:p>
      <text:p text:style-name="Normal"><text:tab/>cin&gt;&gt;leap;</text:p>
      <text:p text:style-name="Normal"><text:tab/></text:p>
      <text:p text:style-name="Normal"><text:tab/>checkLeap(leap);</text:p>
      <text:p text:style-name="Normal"><text:tab/></text:p>
      <text:p text:style-name="Normal"><text:tab/></text:p>
      <text:p text:style-name="Normal"><text:tab/>return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SONGO KATHEMBO</meta:initial-creator>
    <dc:creator>TSONGO KATHEMBO</dc:creator>
    <meta:creation-date>2020-10-12T04:14:00Z</meta:creation-date>
    <dc:date>2020-10-12T09:43:00Z</dc:date>
    <meta:template xlink:href="Normal" xlink:type="simple"/>
    <meta:editing-cycles>4</meta:editing-cycles>
    <meta:editing-duration>PT19740S</meta:editing-duration>
    <meta:document-statistic meta:page-count="2" meta:paragraph-count="1" meta:word-count="134" meta:character-count="900" meta:row-count="6" meta:non-whitespace-character-count="767"/>
  </office:meta>
</office:document-meta>
</file>